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181505" officeooo:paragraph-rsid="0033d3ec" style:font-size-asian="15pt" style:font-weight-asian="bold" style:font-size-complex="15pt" style:font-weight-complex="bold"/>
    </style:style>
    <style:style style:name="P5"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6"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7" style:family="paragraph" style:parent-style-name="Standard">
      <style:text-properties style:text-underline-style="solid" style:text-underline-width="auto" style:text-underline-color="font-color" officeooo:rsid="00181505" officeooo:paragraph-rsid="00181505"/>
    </style:style>
    <style:style style:name="P8" style:family="paragraph" style:parent-style-name="Standard">
      <style:text-properties style:text-underline-style="solid" style:text-underline-width="auto" style:text-underline-color="font-color" officeooo:rsid="0019b2bb" officeooo:paragraph-rsid="0019b2bb"/>
    </style:style>
    <style:style style:name="P9" style:family="paragraph" style:parent-style-name="Standard">
      <style:text-properties style:text-underline-style="solid" style:text-underline-width="auto" style:text-underline-color="font-color" officeooo:rsid="00251fbb" officeooo:paragraph-rsid="00251fbb"/>
    </style:style>
    <style:style style:name="P10" style:family="paragraph" style:parent-style-name="Standard">
      <style:text-properties officeooo:rsid="0019b2bb" officeooo:paragraph-rsid="0019b2bb"/>
    </style:style>
    <style:style style:name="P11" style:family="paragraph" style:parent-style-name="Standard">
      <style:text-properties officeooo:rsid="0019b2bb" officeooo:paragraph-rsid="0030b5e3"/>
    </style:style>
    <style:style style:name="P12" style:family="paragraph" style:parent-style-name="Standard">
      <style:text-properties style:text-underline-style="none" officeooo:rsid="0019b2bb" officeooo:paragraph-rsid="0019b2bb"/>
    </style:style>
    <style:style style:name="P13" style:family="paragraph" style:parent-style-name="Standard">
      <style:text-properties style:text-underline-style="none" officeooo:rsid="001f7eb9" officeooo:paragraph-rsid="0019b2bb"/>
    </style:style>
    <style:style style:name="P14" style:family="paragraph" style:parent-style-name="Standard">
      <style:text-properties style:text-underline-style="none" officeooo:rsid="001f7eb9" officeooo:paragraph-rsid="001f7eb9"/>
    </style:style>
    <style:style style:name="P15" style:family="paragraph" style:parent-style-name="Standard">
      <style:text-properties style:text-underline-style="none" officeooo:rsid="001f7eb9" officeooo:paragraph-rsid="0024db3a"/>
    </style:style>
    <style:style style:name="P16" style:family="paragraph" style:parent-style-name="Standard">
      <style:text-properties style:text-underline-style="none" officeooo:rsid="0024db3a" officeooo:paragraph-rsid="0024db3a"/>
    </style:style>
    <style:style style:name="P17" style:family="paragraph" style:parent-style-name="Standard">
      <style:text-properties style:text-underline-style="none" officeooo:rsid="00251fbb" officeooo:paragraph-rsid="00251fbb"/>
    </style:style>
    <style:style style:name="P18"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19" style:family="paragraph" style:parent-style-name="Standard">
      <style:text-properties fo:font-size="12pt" style:text-underline-style="none" officeooo:rsid="00251fbb" officeooo:paragraph-rsid="00251fbb" style:font-size-asian="12pt" style:font-size-complex="12pt"/>
    </style:style>
    <style:style style:name="P20" style:family="paragraph" style:parent-style-name="Standard">
      <style:text-properties fo:font-size="12pt" style:text-underline-style="none" officeooo:rsid="002596a4" officeooo:paragraph-rsid="002596a4" style:font-size-asian="12pt" style:font-size-complex="12pt"/>
    </style:style>
    <style:style style:name="P21" style:family="paragraph" style:parent-style-name="Standard">
      <style:text-properties officeooo:rsid="0030b5e3" officeooo:paragraph-rsid="0030b5e3"/>
    </style:style>
    <style:style style:name="P22" style:family="paragraph" style:parent-style-name="Standard">
      <style:text-properties fo:font-size="12pt" style:text-underline-style="none" fo:font-weight="normal" officeooo:rsid="00237eef" officeooo:paragraph-rsid="002159d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b1f8f" officeooo:paragraph-rsid="002159dd" style:font-size-asian="10.5pt" style:font-weight-asian="normal" style:font-size-complex="12pt" style:font-weight-complex="normal"/>
    </style:style>
    <style:style style:name="P24" style:family="paragraph" style:parent-style-name="Standard">
      <style:text-properties fo:font-size="12pt" style:text-underline-style="none" officeooo:rsid="00251fbb" officeooo:paragraph-rsid="003c08b4" style:font-size-asian="12pt" style:font-size-complex="12pt"/>
    </style:style>
    <style:style style:name="P25" style:family="paragraph" style:parent-style-name="Standard">
      <style:text-properties fo:font-size="12pt" style:text-underline-style="none" officeooo:rsid="003c08b4" officeooo:paragraph-rsid="003c08b4" style:font-size-asian="12pt" style:font-size-complex="12pt"/>
    </style:style>
    <style:style style:name="P26" style:family="paragraph" style:parent-style-name="Standard">
      <style:text-properties fo:font-size="12pt" style:text-underline-style="none" officeooo:rsid="002596a4" officeooo:paragraph-rsid="0047474c" style:font-size-asian="12pt" style:font-size-complex="12pt"/>
    </style:style>
    <style:style style:name="P27" style:family="paragraph" style:parent-style-name="Standard">
      <style:text-properties fo:font-size="12pt" style:text-underline-style="none" officeooo:rsid="002596a4" officeooo:paragraph-rsid="002596a4" style:font-size-asian="12pt" style:font-size-complex="12pt"/>
    </style:style>
    <style:style style:name="P28" style:family="paragraph" style:parent-style-name="Standard">
      <style:text-properties fo:font-size="12pt" style:text-underline-style="solid" style:text-underline-width="auto" style:text-underline-color="font-color" fo:font-weight="bold" officeooo:rsid="002cf1ee" officeooo:paragraph-rsid="004356e8" style:font-size-asian="10.5pt" style:font-weight-asian="bold" style:font-size-complex="12pt" style:font-weight-complex="bold"/>
    </style:style>
    <style:style style:name="P29" style:family="paragraph" style:parent-style-name="Standard">
      <style:text-properties fo:color="#800000" fo:font-size="12pt" style:text-underline-style="none" fo:font-weight="normal" officeooo:rsid="003361e7" officeooo:paragraph-rsid="0033d3ec" style:font-size-asian="10.5pt" style:font-weight-asian="normal" style:font-size-complex="12pt" style:font-weight-complex="normal"/>
    </style:style>
    <style:style style:name="P30" style:family="paragraph" style:parent-style-name="Standard">
      <style:text-properties style:text-underline-style="solid" style:text-underline-width="auto" style:text-underline-color="font-color" officeooo:rsid="00251fbb" officeooo:paragraph-rsid="00251fbb"/>
    </style:style>
    <style:style style:name="P31"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3"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413160" officeooo:paragraph-rsid="00413160"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413160" officeooo:paragraph-rsid="00413160" style:font-size-asian="15pt" style:font-weight-asian="normal" style:font-size-complex="15pt" style:font-weight-complex="normal"/>
    </style:style>
    <style:style style:name="P36" style:family="paragraph" style:parent-style-name="Standard" style:list-style-name="L1">
      <style:paragraph-properties fo:text-align="start" style:justify-single-word="false"/>
      <style:text-properties fo:font-size="15pt" style:text-underline-style="solid" style:text-underline-width="auto" style:text-underline-color="font-color" fo:font-weight="normal" officeooo:rsid="00413160" officeooo:paragraph-rsid="00413160"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style:text-underline-style="none" fo:font-weight="normal" officeooo:rsid="003fd50b" officeooo:paragraph-rsid="003fd50b" style:font-size-asian="15pt" style:font-weight-asian="normal" style:font-size-complex="15pt" style:font-weight-complex="normal"/>
    </style:style>
    <style:style style:name="P3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e880a" officeooo:paragraph-rsid="003e880a"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e880a" officeooo:paragraph-rsid="003e880a" style:font-size-asian="18pt" style:font-weight-asian="bold" style:font-size-complex="18pt" style:font-weight-complex="bold"/>
    </style:style>
    <style:style style:name="P40" style:family="paragraph" style:parent-style-name="Standard">
      <style:paragraph-properties fo:text-align="center" style:justify-single-word="false"/>
      <style:text-properties fo:font-size="13pt" style:text-underline-style="none" fo:font-weight="normal" officeooo:rsid="003fd50b" officeooo:paragraph-rsid="003fd50b" style:font-size-asian="11.3500003814697pt" style:font-weight-asian="normal" style:font-size-complex="13pt" style:font-weight-complex="normal"/>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style:text-underline-style="none" fo:font-weight="normal" officeooo:rsid="004158a1" style:font-weight-asian="normal" style:font-weight-complex="normal"/>
    </style:style>
    <style:style style:name="T11" style:family="text">
      <style:text-properties style:text-underline-style="none" fo:font-weight="normal" officeooo:rsid="004356e8" style:font-weight-asian="normal" style:font-weight-complex="normal"/>
    </style:style>
    <style:style style:name="T12" style:family="text">
      <style:text-properties style:text-underline-style="none" fo:font-weight="normal" officeooo:rsid="0044b634" style:font-weight-asian="normal" style:font-weight-complex="normal"/>
    </style:style>
    <style:style style:name="T13" style:family="text">
      <style:text-properties style:text-underline-style="none" fo:font-weight="normal" officeooo:rsid="00458f87" style:font-weight-asian="normal" style:font-weight-complex="normal"/>
    </style:style>
    <style:style style:name="T14" style:family="text">
      <style:text-properties style:text-underline-style="none" fo:font-weight="normal" officeooo:rsid="00462e62" style:font-weight-asian="normal" style:font-weight-complex="normal"/>
    </style:style>
    <style:style style:name="T15" style:family="text">
      <style:text-properties style:text-underline-style="none" fo:font-weight="normal" officeooo:rsid="00470a1f" style:font-weight-asian="normal" style:font-weight-complex="normal"/>
    </style:style>
    <style:style style:name="T16" style:family="text">
      <style:text-properties style:text-underline-style="none" fo:font-weight="normal" officeooo:rsid="00485269" style:font-weight-asian="normal" style:font-weight-complex="normal"/>
    </style:style>
    <style:style style:name="T17" style:family="text">
      <style:text-properties style:text-underline-style="none" fo:font-weight="normal" officeooo:rsid="004a4062" style:font-weight-asian="normal" style:font-weight-complex="normal"/>
    </style:style>
    <style:style style:name="T18" style:family="text">
      <style:text-properties officeooo:rsid="002159dd"/>
    </style:style>
    <style:style style:name="T19" style:family="text">
      <style:text-properties fo:font-size="12pt" style:text-underline-style="none" fo:font-weight="normal" officeooo:rsid="002159dd" style:font-size-asian="10.5pt" style:font-weight-asian="normal" style:font-size-complex="12pt" style:font-weight-complex="normal"/>
    </style:style>
    <style:style style:name="T20" style:family="text">
      <style:text-properties fo:font-size="12pt" style:text-underline-style="none" fo:font-weight="normal" officeooo:rsid="00222a49" style:font-size-asian="10.5pt" style:font-weight-asian="normal" style:font-size-complex="12pt" style:font-weight-complex="normal"/>
    </style:style>
    <style:style style:name="T21" style:family="text">
      <style:text-properties fo:font-size="12pt" style:text-underline-style="none" fo:font-weight="normal" officeooo:rsid="00237eef" style:font-size-asian="10.5pt" style:font-weight-asian="normal" style:font-size-complex="12pt" style:font-weight-complex="normal"/>
    </style:style>
    <style:style style:name="T22" style:family="text">
      <style:text-properties fo:font-size="12pt" style:text-underline-style="none" fo:font-weight="normal" officeooo:rsid="0025a81b" style:font-size-asian="10.5pt" style:font-weight-asian="normal" style:font-size-complex="12pt" style:font-weight-complex="normal"/>
    </style:style>
    <style:style style:name="T23" style:family="text">
      <style:text-properties fo:font-size="12pt" style:text-underline-style="none" fo:font-weight="normal" officeooo:rsid="00271f00" style:font-size-asian="10.5pt" style:font-weight-asian="normal" style:font-size-complex="12pt" style:font-weight-complex="normal"/>
    </style:style>
    <style:style style:name="T24" style:family="text">
      <style:text-properties fo:font-size="12pt" style:text-underline-style="none" fo:font-weight="normal" officeooo:rsid="00286bc1" style:font-size-asian="10.5pt" style:font-weight-asian="normal" style:font-size-complex="12pt" style:font-weight-complex="normal"/>
    </style:style>
    <style:style style:name="T25" style:family="text">
      <style:text-properties fo:font-size="12pt" style:text-underline-style="none" fo:font-weight="normal" officeooo:rsid="002928a4" style:font-size-asian="10.5pt" style:font-weight-asian="normal" style:font-size-complex="12pt" style:font-weight-complex="normal"/>
    </style:style>
    <style:style style:name="T26" style:family="text">
      <style:text-properties fo:font-size="12pt" style:text-underline-style="none" fo:font-weight="normal" officeooo:rsid="002b1f8f" style:font-size-asian="10.5pt" style:font-weight-asian="normal" style:font-size-complex="12pt" style:font-weight-complex="normal"/>
    </style:style>
    <style:style style:name="T27" style:family="text">
      <style:text-properties fo:font-size="12pt" style:text-underline-style="none" fo:font-weight="normal" officeooo:rsid="0032feff" style:font-size-asian="10.5pt" style:font-weight-asian="normal" style:font-size-complex="12pt" style:font-weight-complex="normal"/>
    </style:style>
    <style:style style:name="T28" style:family="text">
      <style:text-properties fo:font-size="12pt" style:text-underline-style="none" fo:font-weight="normal" officeooo:rsid="0033d3ec" style:font-size-asian="10.5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officeooo:rsid="0025a81b" style:font-size-asian="12pt" style:font-size-complex="12pt"/>
    </style:style>
    <style:style style:name="T31" style:family="text">
      <style:text-properties officeooo:rsid="0024db3a"/>
    </style:style>
    <style:style style:name="T32" style:family="text">
      <style:text-properties officeooo:rsid="0030b5e3"/>
    </style:style>
    <style:style style:name="T33" style:family="text">
      <style:text-properties officeooo:rsid="00312cb8"/>
    </style:style>
    <style:style style:name="T34" style:family="text">
      <style:text-properties officeooo:rsid="0032cdee"/>
    </style:style>
    <style:style style:name="T35" style:family="text">
      <style:text-properties fo:color="#800000" fo:font-size="12pt" style:text-underline-style="none" fo:font-weight="normal" officeooo:rsid="0032feff" style:font-size-asian="10.5pt" style:font-weight-asian="normal" style:font-size-complex="12pt" style:font-weight-complex="normal"/>
    </style:style>
    <style:style style:name="T36" style:family="text">
      <style:text-properties fo:color="#800000" fo:font-size="12pt" style:text-underline-style="none" fo:font-weight="normal" officeooo:rsid="003361e7" style:font-size-asian="10.5pt" style:font-weight-asian="normal" style:font-size-complex="12pt" style:font-weight-complex="normal"/>
    </style:style>
    <style:style style:name="T37" style:family="text">
      <style:text-properties fo:color="#800000" fo:font-size="12pt" style:text-underline-style="none" fo:font-weight="normal" officeooo:rsid="0033d3ec" style:font-size-asian="10.5pt" style:font-weight-asian="normal" style:font-size-complex="12pt" style:font-weight-complex="normal"/>
    </style:style>
    <style:style style:name="T38" style:family="text">
      <style:text-properties fo:color="#800000" fo:font-size="12pt" style:text-underline-style="none" fo:font-weight="normal" officeooo:rsid="003581aa" style:font-size-asian="10.5pt" style:font-weight-asian="normal" style:font-size-complex="12pt" style:font-weight-complex="normal"/>
    </style:style>
    <style:style style:name="T39" style:family="text">
      <style:text-properties fo:color="#800000" fo:font-size="12pt" style:text-underline-style="none" fo:font-weight="normal" officeooo:rsid="00370903" style:font-size-asian="10.5pt" style:font-weight-asian="normal" style:font-size-complex="12pt" style:font-weight-complex="normal"/>
    </style:style>
    <style:style style:name="T40" style:family="text">
      <style:text-properties fo:color="#800000" fo:font-size="12pt" style:text-underline-style="none" fo:font-weight="normal" officeooo:rsid="0038c15b" style:font-size-asian="10.5pt" style:font-weight-asian="normal" style:font-size-complex="12pt" style:font-weight-complex="normal"/>
    </style:style>
    <style:style style:name="T41" style:family="text">
      <style:text-properties fo:color="#800000" fo:font-size="12pt" style:text-underline-style="none" fo:font-weight="normal" officeooo:rsid="003993b4" style:font-size-asian="10.5pt" style:font-weight-asian="normal" style:font-size-complex="12pt" style:font-weight-complex="normal"/>
    </style:style>
    <style:style style:name="T42" style:family="text">
      <style:text-properties fo:color="#800000" fo:font-size="12pt" style:text-underline-style="none" fo:font-weight="normal" officeooo:rsid="003a8bd2" style:font-size-asian="10.5pt" style:font-weight-asian="normal" style:font-size-complex="12pt" style:font-weight-complex="normal"/>
    </style:style>
    <style:style style:name="T43" style:family="text">
      <style:text-properties officeooo:rsid="003c08b4"/>
    </style:style>
    <style:style style:name="T44" style:family="text">
      <style:text-properties officeooo:rsid="003fd50b"/>
    </style:style>
    <style:style style:name="T45" style:family="text">
      <style:text-properties fo:language="en" fo:country="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9">CMPT 370 Construction Experience Document <text:span text:style-name="T44">for BattleBots</text:span></text:p>
      <text:p text:style-name="P39">Group A5</text:p>
      <text:p text:style-name="P38"/>
      <text:p text:style-name="P38"/>
      <text:p text:style-name="P2"/>
      <text:p text:style-name="P2"/>
      <text:p text:style-name="P32"/>
      <text:p text:style-name="P37">Mackenzie Power</text:p>
      <text:p text:style-name="P37">Haotian Ma</text:p>
      <text:p text:style-name="P37">Ryan Tetland</text:p>
      <text:p text:style-name="P37">Will Revell</text:p>
      <text:p text:style-name="P37">Mitchel Kovacs</text:p>
      <text:p text:style-name="P37"/>
      <text:p text:style-name="P37"/>
      <text:p text:style-name="P37"/>
      <text:p text:style-name="P37"/>
      <text:p text:style-name="P37"/>
      <text:p text:style-name="P37"/>
      <text:p text:style-name="P37"/>
      <text:p text:style-name="P40">Phase4_CONSTR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text:soft-page-break/>Table of Contents</text:p>
      <text:p text:style-name="P34"/>
      <text:p text:style-name="P35">Paired Programming Experiences<text:span text:style-name="T2"> …………………………………………….00</text:span></text:p>
      <text:list xml:id="list4046315941868706541" text:style-name="L1">
        <text:list-item>
          <text:p text:style-name="P36"><text:span text:style-name="T2">Mackenzie and Mitch …………………………………………………..00</text:span></text:p>
        </text:list-item>
        <text:list-item>
          <text:p text:style-name="P36"><text:span text:style-name="T2">Mackenzie and Will…………………………………………………….00</text:span></text:p>
        </text:list-item>
        <text:list-item>
          <text:p text:style-name="P36"><text:span text:style-name="T2">Justin and Ryan………………………………………………………..00</text:span></text:p>
        </text:list-item>
        <text:list-item>
          <text:p text:style-name="P36"><text:span text:style-name="T2">Justin and will………………………………………………………….00</text:span></text:p>
        </text:list-item>
        <text:list-item>
          <text:p text:style-name="P36"><text:span text:style-name="T2">Ryan and Mitch………………………………………………………..00</text:span></text:p>
        </text:list-item>
      </text:list>
      <text:p text:style-name="P35"><text:span text:style-name="T2"/></text:p>
      <text:p text:style-name="P35">Code Review Summary<text:span text:style-name="T2"> ……………………………………………………..00</text:span></text:p>
      <text:p text:style-name="P35"><text:span text:style-name="T2"/></text:p>
      <text:p text:style-name="P35">Design Changes<text:span text:style-name="T2"> …………………………………………………………….00</text:span></text:p>
      <text:p text:style-name="P35"><text:span text:style-name="T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aired- Programming experiences:</text:p>
      <text:p text:style-name="P1"/>
      <text:p text:style-name="P7">Mackenzie and Mitch</text:p>
      <text:p text:style-name="P1"/>
      <text:p text:style-name="P1">Mackenzie's Experience:</text:p>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10">Mitch's Experience:</text:p>
      <text:p text:style-name="P11"><text:tab/><text:span text:style-name="T32">Mackenzie Power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21"><text:span text:style-name="T33">As the navigator, s</text:span>ince I wasn't the one typing, <text:span text:style-name="T33">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21"/>
      <text:p text:style-name="P8">Mackenzie and Will</text:p>
      <text:p text:style-name="P12"/>
      <text:p text:style-name="P12">Mackenzie's Experience:</text:p>
      <text:p text:style-name="P8"><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3"/>
      <text:p text:style-name="P14">Will's Experience:</text:p>
      <text:p text:style-name="P15"><text:tab/><text:span text:style-name="T31">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6">While the code was better I do wonder if less actual code was written and work done in the allotted time. I believe that for more difficult problems paired programming <text:s/>proved to be very effective, but for the simpler tasks it seems like a waste of time as one person sits back with nothing to do.</text:p>
      <text:p text:style-name="P9"/>
      <text:p text:style-name="P9"><text:soft-page-break/>Justin and Ryan</text:p>
      <text:p text:style-name="P9"/>
      <text:p text:style-name="P17">Justin's Experience:</text:p>
      <text:p text:style-name="P17"><text:tab/><text:span text:style-name="T29">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30">sped</text:span><text:span text:style-name="T29"> us up.</text:span></text:p>
      <text:p text:style-name="P19"/>
      <text:p text:style-name="P19">Ryan's Experience:</text:p>
      <text:p text:style-name="P24"><text:tab/><text:span text:style-name="T43"> During my pair programming session with Justin, I started off as the "Driver". We started</text:span></text:p>
      <text:p text:style-name="P25">off working on the GameController class trying to save information to use for creating the </text:p>
      <text:p text:style-name="P25">gameboard. After working on this for a while, we had a null pointer exception that we </text:p>
      <text:p text:style-name="P25">struggled with. We spent some time debugging by discussing what is going on and trying </text:p>
      <text:p text:style-name="P25">multiple things to fix it. Once we where at a deadlock, we decided to switch roles so I</text:p>
      <text:p text:style-name="P25">was the "Navigator" and Justin was the "Driver". We started working on the StatsPanel </text:p>
      <text:p text:style-name="P25">class which is a GUI. Justin was not as familiar as I was with the layout of JPanels so </text:p>
      <text:p text:style-name="P25">I guided him to create the Panel. During this time of a lighter subject I realized our </text:p>
      <text:p text:style-name="P25">previous problem had a simple solution and was able to quickly fix it once our pair </text:p>
      <text:p text:style-name="P25">programming session was finished.</text:p>
      <text:p text:style-name="P19"/>
      <text:p text:style-name="P19"/>
      <text:p text:style-name="P18">Justin and Will</text:p>
      <text:p text:style-name="P20"/>
      <text:p text:style-name="P20">Justin's Experience:</text:p>
      <text:p text:style-name="P26"><text:tab/><text:span text:style-name="T45">Will and I were paired programming for the section of word translator, I initially could not understand how that works fully, but as working with Will I have gained a much better understanding from the way he implemented. Although I was not particularly helpful for building that class, but I did help him catch small errors that more or less saved us sometime and I did learn something I did not know about before. Overall, pair programming with Will was basically a learning process to me, it would have take me a much longer time to finish that section if I was working by myself.</text:span></text:p>
      <text:p text:style-name="P20"/>
      <text:p text:style-name="P20">Will's Experience:</text:p>
      <text:p text:style-name="P20">*******TODO</text:p>
      <text:p text:style-name="P20"/>
      <text:p text:style-name="P20"/>
      <text:p text:style-name="P18">Ryan and Mitch</text:p>
      <text:p text:style-name="P20"/>
      <text:p text:style-name="P20">Ryan's Experience:</text:p>
      <text:p text:style-name="P25"><text:tab/>For my second pair programming session, I paired up with Mitchel. <text:s/>During the session we worked on mapping the mouse position to properly detect when the mouse is the bounds of a hexagon. After some time of trying to debug we pulled out a pen and paper to figure out and visualize what was happening. We found the task to be quite frustrating but by working with someone else I was able to stay focused and on task much longer than if I were by myself. It was also helpful to has someone else's understandings of what is happening.</text:p>
      <text:p text:style-name="P20"><text:soft-page-break/></text:p>
      <text:p text:style-name="P20">Mitch's Experience:</text:p>
      <text:p text:style-name="P14"><text:tab/>Ryan and I met for my second paired programming session. The second time around, the experience was completely different. The goal we had for the session was to make each hexagon clickable. Ryan started on the keyboard, while I showed him what I had and what was wrong. While explaining it, I thought of a few things to try that I <text:span text:style-name="T34">hadn't</text:span> considered before, <text:span text:style-name="T34">unfortunately</text:span> <text:span text:style-name="T34">none of those things </text:span>help<text:span text:style-name="T34">ed. Throughout the session we switched a few times, between typing and observing, every time one of us got stuck. My partner was able to come up with ideas that I had not thought of and in the end it worked slightly better than when we started</text:span></text:p>
      <text:p text:style-name="P14"/>
      <text:p text:style-name="P14"/>
      <text:p text:style-name="P5">Code Critique:</text:p>
      <text:p text:style-name="P5"/>
      <text:p text:style-name="P28"><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text:s/></text:span><text:span text:style-name="T9">measuring values, </text:span><text:span text:style-name="T10">taking the on screen position of a mouse click, and then using mathematics to determine </text:span><text:span text:style-name="T11">if</text:span><text:span text:style-name="T10"> the position clicked was inside of a specific hexagon. <text:s text:c="2"/>The problem was that </text:span><text:span text:style-name="T11">the lower and upper portions of each hexagon button would not work correctly by either producing no action or selecting and adjacent hexagon.</text:span></text:p>
      <text:p text:style-name="P28"><text:span text:style-name="T11"><text:tab/>Our review of the code lasted approximately two hours. <text:s/>Initially it began with the two group members who wrote explaining in detail how the code worked, what it did, and where the problem was. <text:s/>To demonstrate the math, we wrote all the calculations on a white board with triangle diagrams to visually represent the code and problem at hand. <text:s/>After reviewing the current calculations and variables, we each then began to rewrite the mathematics the way we understood it to determine if perhaps there was an arithmetic error involved with the code. <text:s/></text:span><text:span text:style-name="T12">Initially no one discovered any errors when redoing the math themselves. <text:s/>We then wrote how all the variables involved in the code changed on the board and went through the code line by line to determine if there were any changes we were overlooking. <text:s/>We did discover that there was some calculations done that were redundant so we we were able to delete them. <text:s/>Unfortunately, we did not find the bug that was causing the problem. <text:s/>Since we could not find the bug, we decided to look for an out-of-the-box solution to the problem that would perhaps help. <text:s/></text:span><text:span text:style-name="T13">Together, we came up with a solution that simply generated a square within each hexagon that represented each space on the game board. <text:s/>This resulted in spaces that would correctly detect if they were the mouse were clicked within each space. Unfortunately, it did not account for situations where a player would click within a triangle. <text:s/>Doing so would simply yield no result or errors. <text:s/>After this, we decided to correct the errors and commenting style of the group member's code, informing them of the problems that currently did not match the style that the rest of the group agreed to and also that they should add in more comments as to what certain variables and functions actually represented. <text:s/></text:span><text:span text:style-name="T14">Once this was done, we decided to shelve the fixed code and come back to it once other more integral aspects of the program were implemented and working correctly.</text:span></text:p>
      <text:p text:style-name="P28"><text:span text:style-name="T14"><text:tab/></text:span><text:span text:style-name="T15">While the experience of this code review was beneficial to the point that each member of our team now understands the math and calculations involved in generating a clickable space in the shape of a hexagon; it took time away from implementing and focusing on more important </text:span><text:span text:style-name="T16">aspects of our program. <text:s/>We had chosen this code to review for two reasons: one because it was one of the more complicated pieces of our program (due to the mathematics involved) and second because of the presence of a bug which we had hoped to be able to find together. <text:s/>In hindsight, we should have chosen to do our code review on the interpreter because it was an integral aspect of our programming that uses the most code and has required the most amount of testing and troubleshooting. <text:s/>Reviewing the interpreter would have allowed all members to understand it better and be able to switch off working on it. <text:s/>As it stands, the costs of reviewing the code that we did resulted mostly in a loss of time from working on other functions and classes. <text:s/>Had we been </text:span><text:soft-page-break/><text:span text:style-name="T16">successful in determining the initial bug in the code, then our opinion of the experience would have been much greater. However, and increased efficiency, understanding, and reinforcement of coding guidelines was achieved through the experience. <text:s/></text:span><text:span text:style-name="T17">If we had more time on this project, we would definitely perform another code review on something more important to they system, like the inetepreter.</text:span></text:p>
      <text:p text:style-name="P14"/>
      <text:p text:style-name="P14"/>
      <text:p text:style-name="P3"><text:bookmark-start text:name="__DdeLink__126_1308255529"/><text:span text:style-name="T18">Design Document Changes</text:span>:<text:bookmark-end text:name="__DdeLink__126_1308255529"/></text:p>
      <text:p text:style-name="P6"/>
      <text:p text:style-name="P3"><text:span text:style-name="T8"><text:tab/></text:span><text:span text:style-name="T19">Overall we have followed our design document quite closely while constructing our game. <text:s/>No </text:span><text:span text:style-name="T22">dramatic changes have been made</text:span><text:span text:style-name="T19">, but we have had to make quite a few additions to the various classes to achieve the desired outcome. <text:s/>For our robot class, we have added a few more attributes which we felt were necessary to make it interact with </text:span><text:span text:style-name="T22">other class's </text:span><text:span text:style-name="T19">easier. <text:s/>One of the primary attributes we have added to each robot was to have a reference to the actual game board class </text:span><text:span text:style-name="T20">so that each robot can actually interact with it more efficiently while moving and shooting. <text:s/></text:span><text:span text:style-name="T23">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20">We have also decided that for the robot classes designed to be controlled by artificial intelligence <text:s/>that they be able to record and keep track of their own statistics </text:span><text:span text:style-name="T21">which will then be used to upload to the JSON file.</text:span></text:p>
      <text:p text:style-name="P22"/>
      <text:p text:style-name="P3"><text:span text:style-name="T28"><text:tab/></text:span><text:span text:style-name="T37">There <text:s/>were two more attributes we added in the Robot class so as their setters and getters, <text:s/>they are previousX and previousY, the reason why we need them because we need these values to do the calculations to find out the desired spot's coordinates on the game board so we can move the robots to the correct location.</text:span></text:p>
      <text:p text:style-name="P22"/>
      <text:p text:style-name="P22"/>
      <text:p text:style-name="P3"><text:span text:style-name="T21"><text:tab/></text:span><text:span text:style-name="T23">One of the largest additions we have made to our </text:span><text:span text:style-name="T24">construction which was detailed very little in our design was </text:span><text:span text:style-name="T25">the</text:span><text:span text:style-name="T24">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26">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text:p text:style-name="P23"><text:tab/></text:p>
      <text:p text:style-name="P4"><text:span text:style-name="T27"><text:tab/></text:span><text:span text:style-name="T35">We have also added </text:span><text:span text:style-name="T38">three</text:span><text:span text:style-name="T35"> functions to all the AI classes, they are </text:span><text:span text:style-name="T38">check, </text:span><text:span text:style-name="T35">getDirectionOfEnemy and </text:span><text:bookmark-start text:name="__DdeLink__1043_1723775449"/><text:span text:style-name="T35">getRangeOfEnemy</text:span><text:bookmark-end text:name="__DdeLink__1043_1723775449"/><text:span text:style-name="T35"> </text:span><text:span text:style-name="T38">function</text:span><text:span text:style-name="T35">, <text:s/></text:span><text:span text:style-name="T38">the first function is a boolean type function and the last two both</text:span><text:span text:style-name="T35"> return an integer. </text:span><text:span text:style-name="T36">The reason why we did this because by looking at the forth code requirement all the AIs only receive an integer instead of game board location, so we created this two functions for the convenience of communication with the AIs.</text:span></text:p>
      <text:p text:style-name="P29"/>
      <text:p text:style-name="P29"/>
      <text:p text:style-name="P4"><text:span text:style-name="T36"><text:tab/></text:span><text:span text:style-name="T39">For the GameBoard class we have added an attribute called aliveList, which is there for the system to keep on track which robot</text:span><text:span text:style-name="T40">s are</text:span><text:span text:style-name="T39"> still alive so </text:span><text:span text:style-name="T40">all the living robots can make moves once it is their turn.</text:span></text:p>
      <text:p text:style-name="P4"><text:span text:style-name="T36"><text:tab/></text:span><text:span text:style-name="T39">For the GamePa</text:span><text:span text:style-name="T40">nel, a function called </text:span><text:span text:style-name="T39">painrComponent <text:s/>is added </text:span><text:span text:style-name="T40">to it for the agenda of separating the robots from different team visually by coloring them differently, so the players can </text:span><text:soft-page-break/><text:span text:style-name="T40">tell them apart.</text:span></text:p>
      <text:p text:style-name="P4"><text:span text:style-name="T40"><text:tab/></text:span><text:span text:style-name="T41">In model package Hex class, we started only have one attribute called robotList and a function isEmpty. Now we have hex and draw hex this two functions one generates hexes on the game board and the other actually drawing them allow the users to visualize how the game board set up.</text:span><text:span text:style-name="T39"> </text:span><text:span text:style-name="T41">Also with drawHexWithRobot/WithScout/Withsniper/WithTank, these four functions allow the user to tell the difference how each hexagon looks like with different robots or with no robots. </text:span><text:span text:style-name="T42">And the last change in the hex class, it is the PointAtHex function, it is basically an inputting tool by using mouse, depends where you click the mouse will trigger different functions.</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7T17:34:06.662141461</dc:date>
    <meta:editing-duration>PT2H48M6S</meta:editing-duration>
    <meta:editing-cycles>35</meta:editing-cycles>
    <meta:generator>LibreOffice/4.4.7.2$Linux_X86_64 LibreOffice_project/40$Build-2</meta:generator>
    <meta:document-statistic meta:table-count="0" meta:image-count="0" meta:object-count="0" meta:page-count="7" meta:paragraph-count="67" meta:word-count="2812" meta:character-count="16256" meta:non-whitespace-character-count="13424"/>
  </office:meta>
</office:document-meta>
</file>